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084d1" draw:marker-start-width="0.359cm" draw:marker-end-width="0.359cm" draw:fill-color="#0084d1" draw:textarea-horizontal-align="justify" draw:textarea-vertical-align="middle" draw:auto-grow-height="false" fo:min-height="0.644cm" fo:min-width="0.38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106cm" svg:stroke-color="#0084d1" draw:marker-start-width="0.359cm" draw:marker-end-width="0.359cm" draw:fill-color="#0084d1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width="0.106cm" svg:stroke-color="#0084d1" draw:marker-start-width="0.359cm" draw:marker-end-width="0.359cm" draw:fill-color="#0084d1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84d1" draw:marker-start-width="0.359cm" draw:marker-end-width="0.359cm" draw:fill="none" draw:textarea-horizontal-align="justify" draw:textarea-vertical-align="middle" draw:auto-grow-height="false" fo:min-height="4.644cm" fo:min-width="4.394cm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="solid" draw:fill-color="#0084d1" draw:opacity="50%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draw:fill="none" draw:fill-color="#0084d1" draw:opacity="100%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draw:fill="none" draw:fill-color="#0084d1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draw:fill="solid" draw:fill-color="#0084d1" draw:opacity="100%"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svg:stroke-width="0.106cm" svg:stroke-color="#0084d1" draw:marker-start-width="0.359cm" draw:marker-end-width="0.359cm" draw:fill-color="#0084d1" draw:textarea-horizontal-align="justify" draw:textarea-vertical-align="middle" draw:auto-grow-height="false" fo:min-height="0.75cm" fo:min-width="4.5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84d1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0084d1"/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84d1" draw:opacity="50%"/>
      <style:paragraph-properties fo:text-align="center"/>
      <style:text-properties fo:color="#ffffff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84d1" draw:opacity="100%"/>
      <style:paragraph-properties fo:text-align="center"/>
      <style:text-properties fo:color="#ffffff" fo:font-weight="normal" style:font-weight-asian="normal" style:font-weight-complex="normal"/>
    </style:style>
    <style:style style:name="P6" style:family="paragraph">
      <loext:graphic-properties draw:fill="none" draw:fill-color="#0084d1"/>
      <style:paragraph-properties fo:text-align="center"/>
      <style:text-properties fo:color="#ffffff" fo:font-weight="normal" style:font-weight-asian="normal" style:font-weight-complex="normal"/>
    </style:style>
    <style:style style:name="P7" style:family="paragraph">
      <loext:graphic-properties draw:fill="solid" draw:fill-color="#0084d1" draw:opacity="100%"/>
      <style:paragraph-properties fo:text-align="center"/>
      <style:text-properties fo:color="#ffffff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normal" style:font-weight-asian="normal" style:font-weight-complex="normal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cm" svg:height="1cm" svg:x="1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cm" svg:x="4.75cm" svg:y="1.25cm"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3.75cm" svg:y="1.25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.75cm" svg:y="1.25cm"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4.75cm" svg:y="1.25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.75cm" svg:y="2.25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4.75cm" svg:y="2.25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.25cm" svg:y="1.25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2.25cm" svg:y="1.25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.25cm" svg:y="2.25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2.25cm" svg:y="2.25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.2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.25cm" svg:y="3.75cm"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2.25cm" svg:y="3.75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.25cm" svg:y="4.75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2.25cm" svg:y="4.75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.75cm" svg:y="3.75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4.75cm" svg:y="3.75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.75cm" svg:y="4.75cm"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4.75cm" svg:y="4.75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8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8cm" svg:y="2.5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9cm" svg:y="2.5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8cm" svg:y="3.5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9cm" svg:y="3.5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cm" svg:height="1cm" svg:x="1cm" svg:y="6cm">
          <text:p text:style-name="P8"><text:span text:style-name="T2">MaxGroup: 4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cm" svg:y1="3.5cm" svg:x2="8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0:51:14.151832852</meta:creation-date>
    <meta:generator>LibreOffice/6.0.2.1$MacOSX_X86_64 LibreOffice_project/f7f06a8f319e4b62f9bc5095aa112a65d2f3ac89</meta:generator>
    <dc:date>2018-04-03T01:09:53.106136708</dc:date>
    <meta:editing-duration>PT6M42S</meta:editing-duration>
    <meta:editing-cycles>2</meta:editing-cycles>
    <meta:document-statistic meta:object-count="31"/>
  </office:meta>
</office:document-meta>
</file>